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やれやれ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前もしつこい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仕方ないヨー！　第一級イオンマテルが
見つからないと、帰れない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のに、ここの惑星人からは何も情報が
得られない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手上げ状態なんだナ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からって、わたし達に付きまとわれて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ペンダントじゃ、量が足りないんでしょ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悪いけど、他をあたってもらうしかない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他に頼れる人がいない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マエたちなら宇宙関係の話も通じるし、
何より、少ないながらもイオンマテルを
持っている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手がかりが他に無い以上、こっちは意地でも
付きまとうしかないんだ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って言われてもね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十分な量のイオンマテルが見つかったら、
私たちの記憶を消しちゃうんですよね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れは・・・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いう決まりだから、しょうがないヨ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ーん・・・だったら、話が進まないです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む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当然のことだが、1年分も記憶を消されては
我々も困る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前が記憶消去を譲らないなら、協力は
断固拒否す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いうわけだから、ゴメン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、ちょっと待つネ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だ。</text:p>
          </table:table-cell>
          <table:table-cell table:style-name="ce0" office:value-type="string">
            <text:p>Map220</text:p>
          </table:table-cell>
          <table:table-cell table:style-name="ce0"/>
          <table:table-cell table:style-name="ce0" office:value-type="string">
            <text:p>What is it?</text:p>
          </table:table-cell>
          <table:table-cell table:number-columns-repeated="1020"/>
        </table:table-row>
        <table:table-row>
          <table:table-cell table:style-name="ce0" office:value-type="string">
            <text:p>ワタシがオマエたちの記憶を消す理由は、
銀河統括局加盟惑星人が未開惑星人と
接触を図った事実を無かったことにするため
ヨ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だから、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オマエたちが、ワタシと出会ったことを
ずっと秘密にしてくれると約束するなら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記憶を消さなくても・・・いい・・・かナ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で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だか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記憶を消さないかわりに、手伝ってほしいナ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イオンマテル探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する？　レグマく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ペンダントによって、熾天少女としての
力の一部が解放され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して、ペンダントに使われている石は
イオンマテルと呼ばれる物だ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熾天少女とイオンマテル、何らかの関連が
あると見て間違いない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とすれば、このまま旅を続けていけば、
やがてまた我々がイオンマテルに関する
情報にたどり着く可能性は高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って、この宇宙人が我々と行動を共にする
利は大き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の通り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はオマエたちと一緒に行動するのが
自然な流れとなる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らば当然、君には我々に何か利をもたらす
要素が必要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がなければ交渉決裂。　分か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なんか、オトナな話になってきたな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ーん、いきなり利益を要求されても
思いつかないヨ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惑星の通貨は持ってないし、役に
立ちそうなシステムはスターシップが
起動しないと使えないしナ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できることといえば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“ディテクションバイザー”で周囲を
探ることくらいだヨ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宇宙人、そのバイザーを貸してほし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・・・？　これをカー？　何に使うのサ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細かい説明は省くが、我々は今、失踪事件を
調査してい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館の内部を調べたいのだが、もしかしたら
そのバイザーが役に立つかもしれ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を貸してくれるなら、協力関係を認めても
いい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、ほんとカー！？　なら喜んで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言いたいけど、これは貸せないヨ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でよ、ケ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仕方ないヨー。　このバイザーは、ワタシが
着てるスーツに付属する機能だから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バイザーを貸すとなると、スーツごと
貸さなければならない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したらワタシ、すっぽんぽんだヨー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らば君自身を借り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我々に同行し、調査に協力してほし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ー！　そういうことなら任せる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そく調査する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少年
「そう言えば、どの木の根元かは分からないな
　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少年
「とりあえず、ここを掘ってみよっか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うじょ
「ぅ・・・ぅん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うじょ
「（も、もうなんでもいいよぉ・・・おしっこ
　したいよぉ・・・っ！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うじょ
「（そわそわ・・・もじもじ・・・っ、くねくね・・・っ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少年
「うーん、やっぱこの小さなスコップじゃなかなか
　掘れないなあ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うじょ
「じゃ、じゃあ、やっぱりわたし、家でシャベル
　借りてくるよっ！！
　（おしっこ、おしっこ！　おしっこぉっ！！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少年
「えー？　そう言って逃げる気なんじゃね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うじょ
「ちがう・・・もんっ、わ、わたし・・・ただ、
　その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うじょ
「ぅ、ぁ・・・ぁ・・・っ！　（ぎゅうぅ～っ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少年
「おまえ股なんか握って、やっぱ小便だろ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少年
「あんなにリンゴジュース飲むから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うじょ
「うぅ・・・ち、ちが・・・んっ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うじょ
「んぁ、だ、だめ・・・もぉ・・・がま、ん、ぁ・・・っ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うじょ
「こ、こ、これは・・・これはね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うじょ
「ちがうの・・・ちがうんだもん・・・うぅ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少年
「あー・・・うん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少年
「あれだな。　うん、ええと、帰る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うじょ
「・・・うん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熱々のおしっこだ。　男の子の前では、
恥ずかしくてトイレを言い出せなくなる、
微妙なお年頃だったよう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少年
「どの木だろう・・・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6+01:00</meta:creation-date>
    <dc:date>2020-02-14T11:52:5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